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334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0.836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2.168cm"/>
    </style:style>
    <style:style style:name="co9" style:family="table-column">
      <style:table-column-properties fo:break-before="auto" style:column-width="2.501cm"/>
    </style:style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0.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</style:style>
    <style:style style:name="ce2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3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wrap-option="wrap" fo:border-left="0.002cm solid #000000" fo:border-right="none" fo:border-top="0.002cm solid #000000"/>
    </style:style>
    <style:style style:name="ce12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wrap-option="wrap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000000" fo:wrap-option="wrap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wrap-option="wrap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none" fo:wrap-option="wrap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wrap-option="wrap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none" fo:wrap-option="wrap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wrap-option="wrap" fo:border-left="none" fo:border-right="0.002cm solid #000000" fo:border-top="none"/>
    </style:style>
    <style:style style:name="ce23" style:family="table-cell" style:parent-style-name="Default">
      <style:table-cell-properties fo:border-bottom="none" fo:background-color="#000000" fo:wrap-option="wrap" fo:border-left="0.002cm solid #000000" fo:border-right="0.002cm solid #000000" fo:border-top="none"/>
    </style:style>
    <style:style style:name="ce24" style:family="table-cell" style:parent-style-name="Default">
      <style:table-cell-properties fo:border-bottom="0.002cm solid #000000" fo:wrap-option="wrap" fo:border-left="none" fo:border-right="0.002cm solid #000000" fo:border-top="none"/>
    </style:style>
    <style:style style:name="ce2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wrap-option="wrap"/>
    </style:style>
    <style:style style:name="ce2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000000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00ff00" style:text-align-source="fix" style:repeat-content="false" fo:wrap-option="wrap" fo:border-left="none" fo:border-right="0.002cm solid #000000" fo:border-top="none"/>
      <style:paragraph-properties fo:text-align="center" fo:margin-left="0cm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ackground-color="#4700b8" fo:wrap-option="wrap"/>
      <style:text-properties fo:color="#ffff00" fo:font-weight="bold" style:font-weight-asian="bold" style:font-weight-complex="bold"/>
    </style:style>
    <style:style style:name="ce35" style:family="table-cell" style:parent-style-name="Default">
      <style:table-cell-properties fo:background-color="#00ff00" style:text-align-source="fix" style:repeat-content="false" fo:wrap-option="wrap" fo:border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1" table:number-columns-repeated="1005" table:default-cell-style-name="Default"/>
        <table:table-row table:style-name="ro1">
          <table:table-cell table:number-columns-repeated="2"/>
          <table:table-cell office:value-type="string">
            <text:p>ter/eurobot/hardwar</text:p>
          </table:table-cell>
          <table:table-cell office:value-type="string">
            <text:p>e/alim/alim_2009.sch at 14/02/2010 23:16:23</text:p>
          </table:table-cell>
          <table:table-cell table:style-name="ce9"/>
          <table:table-cell table:style-name="ce16" table:number-columns-repeated="3"/>
          <table:table-cell table:style-name="ce19"/>
          <table:table-cell/>
          <table:table-cell table:style-name="ce9"/>
          <table:table-cell table:style-name="ce16"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3"/>
          <table:table-cell table:style-name="ce20"/>
          <table:table-cell/>
          <table:table-cell table:style-name="ce1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style-name="ce1" office:value-type="string">
            <text:p>Qty</text:p>
          </table:table-cell>
          <table:table-cell table:style-name="ce5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Parts</text:p>
          </table:table-cell>
          <table:table-cell table:style-name="ce5" office:value-type="string">
            <text:p>Reference RS</text:p>
          </table:table-cell>
          <table:table-cell table:style-name="ce5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1" office:value-type="string">
            <text:p>sous total RS</text:p>
          </table:table-cell>
          <table:table-cell table:style-name="ce1"/>
          <table:table-cell table:style-name="ce1" office:value-type="string">
            <text:p>Reference Farnell</text:p>
          </table:table-cell>
          <table:table-cell table:style-name="ce1" office:value-type="string">
            <text:p>udv</text:p>
          </table:table-cell>
          <table:table-cell table:style-name="ce1" office:value-type="string">
            <text:p>prix/udv</text:p>
          </table:table-cell>
          <table:table-cell table:style-name="ce1" office:value-type="string">
            <text:p>qté en udv</text:p>
          </table:table-cell>
          <table:table-cell table:style-name="ce5" office:value-type="string">
            <text:p>sous total Farnell</text:p>
          </table:table-cell>
          <table:table-cell table:style-name="ce8"/>
          <table:table-cell table:style-name="ce5" office:value-type="string">
            <text:p>fournisseur le moins cher</text:p>
          </table:table-cell>
          <table:table-cell table:style-name="ce5" office:value-type="string">
            <text:p>sous total mini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/>
          <table:table-cell table:style-name="ce8" office:value-type="string">
            <text:p>520250-3</text:p>
          </table:table-cell>
          <table:table-cell table:style-name="ce8" office:value-type="string">
            <text:p>I2C</text:p>
          </table:table-cell>
          <table:table-cell table:style-name="ce11"/>
          <table:table-cell table:style-name="ce17" table:number-columns-repeated="3"/>
          <table:table-cell table:style-name="ce21"/>
          <table:table-cell table:style-name="ce8"/>
          <table:table-cell table:style-name="ce11"/>
          <table:table-cell table:style-name="ce17" table:number-columns-repeated="3"/>
          <table:table-cell table:style-name="ce27"/>
          <table:table-cell table:style-name="ce8"/>
          <table:table-cell table:style-name="ce28" table:number-columns-repeated="2"/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N5822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4</text:p>
          </table:table-cell>
          <table:table-cell table:style-name="ce12" office:value-type="string">
            <text:p>687-0877 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.05">
            <text:p>3,05</text:p>
          </table:table-cell>
          <table:table-cell table:style-name="ce8" table:formula="of:=ROUNDUP([.A5]/[.F5])" office:value-type="float" office:value="1">
            <text:p>1</text:p>
          </table:table-cell>
          <table:table-cell table:style-name="ce22" table:formula="of:=[.H5]*[.G5]" office:value-type="float" office:value="3.05">
            <text:p>3,05</text:p>
          </table:table-cell>
          <table:table-cell table:style-name="ce8"/>
          <table:table-cell table:style-name="ce13" office:value-type="float" office:value="9801243">
            <text:p>9801243</text:p>
          </table:table-cell>
          <table:table-cell table:style-name="ce8" office:value-type="float" office:value="5">
            <text:p>5</text:p>
          </table:table-cell>
          <table:table-cell table:style-name="ce8" table:formula="of:=0.26*5" office:value-type="float" office:value="1.3">
            <text:p>1,3</text:p>
          </table:table-cell>
          <table:table-cell table:style-name="ce8" table:formula="of:=IF([.L5]&gt;0;ROUNDUP([.A5]/[.L5]);0)" office:value-type="float" office:value="1">
            <text:p>1</text:p>
          </table:table-cell>
          <table:table-cell table:style-name="ce28" table:formula="of:=[.N5]*[.M5]" office:value-type="float" office:value="1.3">
            <text:p>1,3</text:p>
          </table:table-cell>
          <table:table-cell table:style-name="ce8"/>
          <table:table-cell table:style-name="ce28" table:formula="of:=IF([.E5]=&quot;&quot;;&quot;farnell&quot;;IF([.I5]&lt;[.O5];&quot;radiospares&quot;;&quot;farnell&quot;))" office:value-type="string" office:string-value="farnell">
            <text:p>farnell</text:p>
          </table:table-cell>
          <table:table-cell table:style-name="ce28" table:formula="of:=IF([.Q5]=&quot;farnell&quot;;[.O5];[.I5])" office:value-type="float" office:value="1.3">
            <text:p>1,3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1k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4</text:p>
          </table:table-cell>
          <table:table-cell table:style-name="ce13"/>
          <table:table-cell table:style-name="ce8"/>
          <table:table-cell table:style-name="ce8"/>
          <table:table-cell table:style-name="ce8" table:formula="of:=IF([.F6]&gt;0;ROUNDUP([.A6]/[.F6]);0)" office:value-type="float" office:value="0">
            <text:p>0</text:p>
          </table:table-cell>
          <table:table-cell table:style-name="ce22" table:formula="of:=[.H6]*[.G6]" office:value-type="float" office:value="0">
            <text:p>0</text:p>
          </table:table-cell>
          <table:table-cell table:style-name="ce8"/>
          <table:table-cell table:style-name="ce12" office:value-type="float" office:value="9333711">
            <text:p>9333711</text:p>
          </table:table-cell>
          <table:table-cell table:style-name="ce8" office:value-type="float" office:value="50">
            <text:p>50</text:p>
          </table:table-cell>
          <table:table-cell table:style-name="ce8" table:formula="of:=50*0.018" office:value-type="float" office:value="0.9">
            <text:p>0,9</text:p>
          </table:table-cell>
          <table:table-cell table:style-name="ce8" table:formula="of:=IF([.L6]&gt;0;ROUNDUP([.A6]/[.L6]);0)" office:value-type="float" office:value="1">
            <text:p>1</text:p>
          </table:table-cell>
          <table:table-cell table:style-name="ce28" table:formula="of:=[.N6]*[.M6]" office:value-type="float" office:value="0.9">
            <text:p>0,9</text:p>
          </table:table-cell>
          <table:table-cell table:style-name="ce8"/>
          <table:table-cell table:style-name="ce28" table:formula="of:=IF([.E6]=&quot;&quot;;&quot;farnell&quot;;IF([.I6]&lt;[.O6];&quot;radiospares&quot;;&quot;farnell&quot;))" office:value-type="string" office:string-value="farnell">
            <text:p>farnell</text:p>
          </table:table-cell>
          <table:table-cell table:style-name="ce28" table:formula="of:=IF([.Q6]=&quot;farnell&quot;;[.O6];[.I6])" office:value-type="float" office:value="0.9">
            <text:p>0,9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1k4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5, R11, R17</text:p>
          </table:table-cell>
          <table:table-cell table:style-name="ce13"/>
          <table:table-cell table:style-name="ce8"/>
          <table:table-cell table:style-name="ce8"/>
          <table:table-cell table:style-name="ce8" table:formula="of:=IF([.F7]&gt;0;ROUNDUP([.A7]/[.F7]);0)" office:value-type="float" office:value="0">
            <text:p>0</text:p>
          </table:table-cell>
          <table:table-cell table:style-name="ce22" table:formula="of:=[.H7]*[.G7]" office:value-type="float" office:value="0">
            <text:p>0</text:p>
          </table:table-cell>
          <table:table-cell table:style-name="ce8"/>
          <table:table-cell table:style-name="ce12" office:value-type="float" office:value="1170801">
            <text:p>1170801</text:p>
          </table:table-cell>
          <table:table-cell table:style-name="ce8" office:value-type="float" office:value="50">
            <text:p>50</text:p>
          </table:table-cell>
          <table:table-cell table:style-name="ce8" table:formula="of:=50*0.021" office:value-type="float" office:value="1.05">
            <text:p>1,05</text:p>
          </table:table-cell>
          <table:table-cell table:style-name="ce8" table:formula="of:=IF([.L7]&gt;0;ROUNDUP([.A7]/[.L7]);0)" office:value-type="float" office:value="1">
            <text:p>1</text:p>
          </table:table-cell>
          <table:table-cell table:style-name="ce28" table:formula="of:=[.N7]*[.M7]" office:value-type="float" office:value="1.05">
            <text:p>1,05</text:p>
          </table:table-cell>
          <table:table-cell table:style-name="ce8"/>
          <table:table-cell table:style-name="ce28" table:formula="of:=IF([.E7]=&quot;&quot;;&quot;farnell&quot;;IF([.I7]&lt;[.O7];&quot;radiospares&quot;;&quot;farnell&quot;))" office:value-type="string" office:string-value="farnell">
            <text:p>farnell</text:p>
          </table:table-cell>
          <table:table-cell table:style-name="ce28" table:formula="of:=IF([.Q7]=&quot;farnell&quot;;[.O7];[.I7])" office:value-type="float" office:value="1.05">
            <text:p>1,0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1k8</text:p>
          </table:table-cell>
          <table:table-cell table:style-name="ce8" office:value-type="string">
            <text:p>R-EU_0204/7</text:p>
          </table:table-cell>
          <table:table-cell table:style-name="ce8" office:value-type="string">
            <text:p>R7, R13</text:p>
          </table:table-cell>
          <table:table-cell table:style-name="ce13"/>
          <table:table-cell table:style-name="ce8"/>
          <table:table-cell table:style-name="ce8"/>
          <table:table-cell table:style-name="ce8" table:formula="of:=IF([.F8]&gt;0;ROUNDUP([.A8]/[.F8]);0)" office:value-type="float" office:value="0">
            <text:p>0</text:p>
          </table:table-cell>
          <table:table-cell table:style-name="ce22" table:formula="of:=[.H8]*[.G8]" office:value-type="float" office:value="0">
            <text:p>0</text:p>
          </table:table-cell>
          <table:table-cell table:style-name="ce8"/>
          <table:table-cell table:style-name="ce12" office:value-type="float" office:value="1170812">
            <text:p>1170812</text:p>
          </table:table-cell>
          <table:table-cell table:style-name="ce8" office:value-type="float" office:value="50">
            <text:p>50</text:p>
          </table:table-cell>
          <table:table-cell table:style-name="ce8" table:formula="of:=0.5" office:value-type="float" office:value="0.5">
            <text:p>0,5</text:p>
          </table:table-cell>
          <table:table-cell table:style-name="ce8" table:formula="of:=IF([.L8]&gt;0;ROUNDUP([.A8]/[.L8]);0)" office:value-type="float" office:value="1">
            <text:p>1</text:p>
          </table:table-cell>
          <table:table-cell table:style-name="ce28" table:formula="of:=[.N8]*[.M8]" office:value-type="float" office:value="0.5">
            <text:p>0,5</text:p>
          </table:table-cell>
          <table:table-cell table:style-name="ce8"/>
          <table:table-cell table:style-name="ce28" table:formula="of:=IF([.E8]=&quot;&quot;;&quot;farnell&quot;;IF([.I8]&lt;[.O8];&quot;radiospares&quot;;&quot;farnell&quot;))" office:value-type="string" office:string-value="farnell">
            <text:p>farnell</text:p>
          </table:table-cell>
          <table:table-cell table:style-name="ce28" table:formula="of:=IF([.Q8]=&quot;farnell&quot;;[.O8];[.I8])" office:value-type="float" office:value="0.5">
            <text:p>0,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office:value-type="string">
            <text:p>2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8, R9, R14, R15, R18</text:p>
          </table:table-cell>
          <table:table-cell table:style-name="ce13"/>
          <table:table-cell table:style-name="ce8"/>
          <table:table-cell table:style-name="ce8"/>
          <table:table-cell table:style-name="ce8" table:formula="of:=IF([.F9]&gt;0;ROUNDUP([.A9]/[.F9]);0)" office:value-type="float" office:value="0">
            <text:p>0</text:p>
          </table:table-cell>
          <table:table-cell table:style-name="ce22" table:formula="of:=[.H9]*[.G9]" office:value-type="float" office:value="0">
            <text:p>0</text:p>
          </table:table-cell>
          <table:table-cell table:style-name="ce8"/>
          <table:table-cell table:style-name="ce12" office:value-type="float" office:value="9330763">
            <text:p>9330763</text:p>
          </table:table-cell>
          <table:table-cell table:style-name="ce8" office:value-type="float" office:value="50">
            <text:p>50</text:p>
          </table:table-cell>
          <table:table-cell table:style-name="ce8" table:formula="of:=50*0.032" office:value-type="float" office:value="1.6">
            <text:p>1,6</text:p>
          </table:table-cell>
          <table:table-cell table:style-name="ce8" table:formula="of:=IF([.L9]&gt;0;ROUNDUP([.A9]/[.L9]);0)" office:value-type="float" office:value="1">
            <text:p>1</text:p>
          </table:table-cell>
          <table:table-cell table:style-name="ce28" table:formula="of:=[.N9]*[.M9]" office:value-type="float" office:value="1.6">
            <text:p>1,6</text:p>
          </table:table-cell>
          <table:table-cell table:style-name="ce8"/>
          <table:table-cell table:style-name="ce28" table:formula="of:=IF([.E9]=&quot;&quot;;&quot;farnell&quot;;IF([.I9]&lt;[.O9];&quot;radiospares&quot;;&quot;farnell&quot;))" office:value-type="string" office:string-value="farnell">
            <text:p>farnell</text:p>
          </table:table-cell>
          <table:table-cell table:style-name="ce28" table:formula="of:=IF([.Q9]=&quot;farnell&quot;;[.O9];[.I9])" office:value-type="float" office:value="1.6">
            <text:p>1,6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RGEF600</text:p>
          </table:table-cell>
          <table:table-cell table:style-name="ce8" office:value-type="string">
            <text:p>R-EU_0207/7</text:p>
          </table:table-cell>
          <table:table-cell table:style-name="ce8" office:value-type="string">
            <text:p>POLYSWITCH</text:p>
          </table:table-cell>
          <table:table-cell table:style-name="ce12" office:value-type="string">
            <text:p>517-69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.2">
            <text:p>2,2</text:p>
          </table:table-cell>
          <table:table-cell table:style-name="ce8" table:formula="of:=IF([.F10]&gt;0;ROUNDUP([.A10]/[.F10]);0)" office:value-type="float" office:value="1">
            <text:p>1</text:p>
          </table:table-cell>
          <table:table-cell table:style-name="ce22" table:formula="of:=[.H10]*[.G10]" office:value-type="float" office:value="2.2">
            <text:p>2,2</text:p>
          </table:table-cell>
          <table:table-cell table:style-name="ce8"/>
          <table:table-cell table:style-name="ce12" office:value-type="float" office:value="1345950">
            <text:p>1345950</text:p>
          </table:table-cell>
          <table:table-cell table:style-name="ce8" office:value-type="float" office:value="5">
            <text:p>5</text:p>
          </table:table-cell>
          <table:table-cell table:style-name="ce8" table:formula="of:=0.67*5" office:value-type="float" office:value="3.35">
            <text:p>3,35</text:p>
          </table:table-cell>
          <table:table-cell table:style-name="ce8" table:formula="of:=IF([.L10]&gt;0;ROUNDUP([.A10]/[.L10]);0)" office:value-type="float" office:value="1">
            <text:p>1</text:p>
          </table:table-cell>
          <table:table-cell table:style-name="ce28" table:formula="of:=[.N10]*[.M10]" office:value-type="float" office:value="3.35">
            <text:p>3,35</text:p>
          </table:table-cell>
          <table:table-cell table:style-name="ce8"/>
          <table:table-cell table:style-name="ce28" table:formula="of:=IF([.E10]=&quot;&quot;;&quot;farnell&quot;;IF([.I10]&lt;[.O10];&quot;radiospares&quot;;&quot;farnell&quot;))" office:value-type="string" office:string-value="radiospares">
            <text:p>radiospares</text:p>
          </table:table-cell>
          <table:table-cell table:style-name="ce28" table:formula="of:=IF([.Q10]=&quot;farnell&quot;;[.O10];[.I10])" office:value-type="float" office:value="2.2">
            <text:p>2,2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1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6</text:p>
          </table:table-cell>
          <table:table-cell table:style-name="ce13"/>
          <table:table-cell table:style-name="ce8"/>
          <table:table-cell table:style-name="ce8"/>
          <table:table-cell table:style-name="ce8" table:formula="of:=IF([.F11]&gt;0;ROUNDUP([.A11]/[.F11]);0)" office:value-type="float" office:value="0">
            <text:p>0</text:p>
          </table:table-cell>
          <table:table-cell table:style-name="ce22" table:formula="of:=[.H11]*[.G11]" office:value-type="float" office:value="0">
            <text:p>0</text:p>
          </table:table-cell>
          <table:table-cell table:style-name="ce8"/>
          <table:table-cell table:style-name="ce12" office:value-type="float" office:value="1171016">
            <text:p>117101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0.5">
            <text:p>0,5</text:p>
          </table:table-cell>
          <table:table-cell table:style-name="ce8" table:formula="of:=IF([.L11]&gt;0;ROUNDUP([.A11]/[.L11]);0)" office:value-type="float" office:value="1">
            <text:p>1</text:p>
          </table:table-cell>
          <table:table-cell table:style-name="ce28" table:formula="of:=[.N11]*[.M11]" office:value-type="float" office:value="0.5">
            <text:p>0,5</text:p>
          </table:table-cell>
          <table:table-cell table:style-name="ce8"/>
          <table:table-cell table:style-name="ce28" table:formula="of:=IF([.E11]=&quot;&quot;;&quot;farnell&quot;;IF([.I11]&lt;[.O11];&quot;radiospares&quot;;&quot;farnell&quot;))" office:value-type="string" office:string-value="farnell">
            <text:p>farnell</text:p>
          </table:table-cell>
          <table:table-cell table:style-name="ce28" table:formula="of:=IF([.Q11]=&quot;farnell&quot;;[.O11];[.I11])" office:value-type="float" office:value="0.5">
            <text:p>0,5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2µH EPCOS B82477P422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1</text:p>
          </table:table-cell>
          <table:table-cell table:style-name="ce12" office:value-type="string">
            <text:p>496-19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1">
            <text:p>4,21</text:p>
          </table:table-cell>
          <table:table-cell table:style-name="ce8" table:formula="of:=IF([.F12]&gt;0;ROUNDUP([.A12]/[.F12]);0)" office:value-type="float" office:value="1">
            <text:p>1</text:p>
          </table:table-cell>
          <table:table-cell table:style-name="ce22" table:formula="of:=[.H12]*[.G12]" office:value-type="float" office:value="4.21">
            <text:p>4,21</text:p>
          </table:table-cell>
          <table:table-cell table:style-name="ce8"/>
          <table:table-cell table:style-name="ce12" office:value-type="float" office:value="1644649">
            <text:p>164464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2]&gt;0;ROUNDUP([.A12]/[.L12]);0)" office:value-type="float" office:value="1">
            <text:p>1</text:p>
          </table:table-cell>
          <table:table-cell table:style-name="ce28" table:formula="of:=[.N12]*[.M12]" office:value-type="float" office:value="1.82">
            <text:p>1,82</text:p>
          </table:table-cell>
          <table:table-cell table:style-name="ce8"/>
          <table:table-cell table:style-name="ce28" table:formula="of:=IF([.E12]=&quot;&quot;;&quot;farnell&quot;;IF([.I12]&lt;[.O12];&quot;radiospares&quot;;&quot;farnell&quot;))" office:value-type="string" office:string-value="farnell">
            <text:p>farnell</text:p>
          </table:table-cell>
          <table:table-cell table:style-name="ce28" table:formula="of:=IF([.Q12]=&quot;farnell&quot;;[.O12];[.I12])" office:value-type="float" office:value="1.82">
            <text:p>1,82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22-05-7088-08</text:p>
          </table:table-cell>
          <table:table-cell table:style-name="ce8" office:value-type="string">
            <text:p>22-05-7088-08 molex mini kk 8 voies coudé</text:p>
          </table:table-cell>
          <table:table-cell table:style-name="ce8" office:value-type="string">
            <text:p>J5</text:p>
          </table:table-cell>
          <table:table-cell table:style-name="ce12" office:value-type="string">
            <text:p>173-2988 </text:p>
          </table:table-cell>
          <table:table-cell table:style-name="ce8" office:value-type="float" office:value="5">
            <text:p>5</text:p>
          </table:table-cell>
          <table:table-cell office:value-type="float" office:value="7.22">
            <text:p>7,22</text:p>
          </table:table-cell>
          <table:table-cell table:style-name="ce8" table:formula="of:=IF([.F13]&gt;0;ROUNDUP([.A13]/[.F13]);0)" office:value-type="float" office:value="1">
            <text:p>1</text:p>
          </table:table-cell>
          <table:table-cell table:style-name="ce22" table:formula="of:=[.H13]*[.M13]" office:value-type="float" office:value="7.45">
            <text:p>7,45</text:p>
          </table:table-cell>
          <table:table-cell table:style-name="ce8"/>
          <table:table-cell table:style-name="ce12" office:value-type="float" office:value="9731652">
            <text:p>9731652</text:p>
          </table:table-cell>
          <table:table-cell table:style-name="ce8" office:value-type="float" office:value="5">
            <text:p>5</text:p>
          </table:table-cell>
          <table:table-cell table:style-name="ce8" table:formula="of:=1.49*5" office:value-type="float" office:value="7.45">
            <text:p>7,45</text:p>
          </table:table-cell>
          <table:table-cell table:style-name="ce8" table:formula="of:=IF([.L13]&gt;0;ROUNDUP([.A13]/[.L13]);0)" office:value-type="float" office:value="1">
            <text:p>1</text:p>
          </table:table-cell>
          <table:table-cell table:style-name="ce28" table:formula="of:=[.N13]*[.M13]" office:value-type="float" office:value="7.45">
            <text:p>7,45</text:p>
          </table:table-cell>
          <table:table-cell table:style-name="ce8"/>
          <table:table-cell table:style-name="ce32" table:formula="of:=IF([.E13]=&quot;&quot;;&quot;farnell&quot;;IF([.I13]&lt;[.O13];&quot;radiospares&quot;;&quot;farnell&quot;))" office:value-type="string" office:string-value="farnell">
            <text:p>farnell</text:p>
          </table:table-cell>
          <table:table-cell table:style-name="ce32" table:formula="of:=IF([.Q13]=&quot;farnell&quot;;[.O13];[.I13])" office:value-type="float" office:value="7.45">
            <text:p>7,45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3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3, R10,R19</text:p>
          </table:table-cell>
          <table:table-cell table:style-name="ce13"/>
          <table:table-cell table:style-name="ce8"/>
          <table:table-cell table:style-name="ce8"/>
          <table:table-cell table:style-name="ce8" table:formula="of:=IF([.F14]&gt;0;ROUNDUP([.A14]/[.F14]);0)" office:value-type="float" office:value="0">
            <text:p>0</text:p>
          </table:table-cell>
          <table:table-cell table:style-name="ce22" table:formula="of:=[.H14]*[.G14]" office:value-type="float" office:value="0">
            <text:p>0</text:p>
          </table:table-cell>
          <table:table-cell table:style-name="ce8"/>
          <table:table-cell table:style-name="ce12" office:value-type="float" office:value="771510">
            <text:p>771510</text:p>
          </table:table-cell>
          <table:table-cell table:style-name="ce8" office:value-type="float" office:value="50">
            <text:p>50</text:p>
          </table:table-cell>
          <table:table-cell table:style-name="ce8" table:formula="of:=0.003*50" office:value-type="float" office:value="0.15">
            <text:p>0,15</text:p>
          </table:table-cell>
          <table:table-cell table:style-name="ce8" table:formula="of:=IF([.L14]&gt;0;ROUNDUP([.A14]/[.L14]);0)" office:value-type="float" office:value="1">
            <text:p>1</text:p>
          </table:table-cell>
          <table:table-cell table:style-name="ce28" table:formula="of:=[.N14]*[.M14]" office:value-type="float" office:value="0.15">
            <text:p>0,15</text:p>
          </table:table-cell>
          <table:table-cell table:style-name="ce8"/>
          <table:table-cell table:style-name="ce28" table:formula="of:=IF([.E14]=&quot;&quot;;&quot;farnell&quot;;IF([.I14]&lt;[.O14];&quot;radiospares&quot;;&quot;farnell&quot;))" office:value-type="string" office:string-value="farnell">
            <text:p>farnell</text:p>
          </table:table-cell>
          <table:table-cell table:style-name="ce28" table:formula="of:=IF([.Q14]=&quot;farnell&quot;;[.O14];[.I14])" office:value-type="float" office:value="0.15">
            <text:p>0,1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33µH EPCOS B82477P4333M000</text:p>
          </table:table-cell>
          <table:table-cell table:style-name="ce8" office:value-type="string">
            <text:p>WE-PD_L/XL/XXL</text:p>
          </table:table-cell>
          <table:table-cell table:style-name="ce8" office:value-type="string">
            <text:p>L2</text:p>
          </table:table-cell>
          <table:table-cell table:style-name="ce12" office:value-type="string">
            <text:p>496-1959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24">
            <text:p>4,24</text:p>
          </table:table-cell>
          <table:table-cell table:style-name="ce8" table:formula="of:=IF([.F15]&gt;0;ROUNDUP([.A15]/[.F15]);0)" office:value-type="float" office:value="1">
            <text:p>1</text:p>
          </table:table-cell>
          <table:table-cell table:style-name="ce22" table:formula="of:=[.H15]*[.G15]" office:value-type="float" office:value="4.24">
            <text:p>4,24</text:p>
          </table:table-cell>
          <table:table-cell table:style-name="ce8"/>
          <table:table-cell table:style-name="ce12" office:value-type="float" office:value="1644652">
            <text:p>164465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.82">
            <text:p>1,82</text:p>
          </table:table-cell>
          <table:table-cell table:style-name="ce8" table:formula="of:=IF([.L15]&gt;0;ROUNDUP([.A15]/[.L15]);0)" office:value-type="float" office:value="1">
            <text:p>1</text:p>
          </table:table-cell>
          <table:table-cell table:style-name="ce28" table:formula="of:=[.N15]*[.M15]" office:value-type="float" office:value="1.82">
            <text:p>1,82</text:p>
          </table:table-cell>
          <table:table-cell table:style-name="ce8"/>
          <table:table-cell table:style-name="ce28" table:formula="of:=IF([.E15]=&quot;&quot;;&quot;farnell&quot;;IF([.I15]&lt;[.O15];&quot;radiospares&quot;;&quot;farnell&quot;))" office:value-type="string" office:string-value="farnell">
            <text:p>farnell</text:p>
          </table:table-cell>
          <table:table-cell table:style-name="ce28" table:formula="of:=IF([.Q15]=&quot;farnell&quot;;[.O15];[.I15])" office:value-type="float" office:value="1.82">
            <text:p>1,82</text:p>
          </table:table-cell>
          <table:table-cell table:style-name="ce34" office:value-type="string">
            <text:p>delai appro fn incertain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00nF</text:p>
          </table:table-cell>
          <table:table-cell table:style-name="ce8" office:value-type="string">
            <text:p>C-EUC0805</text:p>
          </table:table-cell>
          <table:table-cell table:style-name="ce8" office:value-type="string">
            <text:p>C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6]&gt;0;ROUNDUP([.A16]/[.F16]);0)" office:value-type="float" office:value="1">
            <text:p>1</text:p>
          </table:table-cell>
          <table:table-cell table:style-name="ce23" table:formula="of:=[.H16]*[.G16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6]&gt;0;ROUNDUP([.A16]/[.L16]);0)" office:value-type="float" office:value="0">
            <text:p>0</text:p>
          </table:table-cell>
          <table:table-cell table:style-name="ce29" table:formula="of:=[.N16]*[.M16]" office:value-type="float" office:value="0">
            <text:p>0</text:p>
          </table:table-cell>
          <table:table-cell table:style-name="ce8"/>
          <table:table-cell table:style-name="ce29" table:formula="of:=IF([.E16]=&quot;&quot;;&quot;farnell&quot;;IF([.I16]&lt;[.O16];&quot;radiospares&quot;;&quot;farnell&quot;))" office:value-type="string" office:string-value="farnell">
            <text:p>farnell</text:p>
          </table:table-cell>
          <table:table-cell table:style-name="ce29" table:formula="of:=IF([.Q16]=&quot;farnell&quot;;[.O16];[.I16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22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6</text:p>
          </table:table-cell>
          <table:table-cell table:style-name="ce13"/>
          <table:table-cell table:style-name="ce8"/>
          <table:table-cell table:style-name="ce8"/>
          <table:table-cell table:style-name="ce8" table:formula="of:=IF([.F17]&gt;0;ROUNDUP([.A17]/[.F17]);0)" office:value-type="float" office:value="0">
            <text:p>0</text:p>
          </table:table-cell>
          <table:table-cell table:style-name="ce22" table:formula="of:=[.H17]*[.G17]" office:value-type="float" office:value="0">
            <text:p>0</text:p>
          </table:table-cell>
          <table:table-cell table:style-name="ce8"/>
          <table:table-cell table:style-name="ce12" office:value-type="float" office:value="1469783">
            <text:p>1469783</text:p>
          </table:table-cell>
          <table:table-cell table:style-name="ce8" office:value-type="float" office:value="50">
            <text:p>50</text:p>
          </table:table-cell>
          <table:table-cell table:style-name="ce8" table:formula="of:=0.03*50" office:value-type="float" office:value="1.5">
            <text:p>1,5</text:p>
          </table:table-cell>
          <table:table-cell table:style-name="ce8" table:formula="of:=IF([.L17]&gt;0;ROUNDUP([.A17]/[.L17]);0)" office:value-type="float" office:value="1">
            <text:p>1</text:p>
          </table:table-cell>
          <table:table-cell table:style-name="ce28" table:formula="of:=[.N17]*[.M17]" office:value-type="float" office:value="1.5">
            <text:p>1,5</text:p>
          </table:table-cell>
          <table:table-cell table:style-name="ce8"/>
          <table:table-cell table:style-name="ce28" table:formula="of:=IF([.E17]=&quot;&quot;;&quot;farnell&quot;;IF([.I17]&lt;[.O17];&quot;radiospares&quot;;&quot;farnell&quot;))" office:value-type="string" office:string-value="farnell">
            <text:p>farnell</text:p>
          </table:table-cell>
          <table:table-cell table:style-name="ce28" table:formula="of:=IF([.Q17]=&quot;farnell&quot;;[.O17];[.I17])" office:value-type="float" office:value="1.5">
            <text:p>1,5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float" office:value="270">
            <text:p>2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8]&gt;0;ROUNDUP([.A18]/[.F18]);0)" office:value-type="float" office:value="1">
            <text:p>1</text:p>
          </table:table-cell>
          <table:table-cell table:style-name="ce23" table:formula="of:=[.H18]*[.G18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8]&gt;0;ROUNDUP([.A18]/[.L18]);0)" office:value-type="float" office:value="0">
            <text:p>0</text:p>
          </table:table-cell>
          <table:table-cell table:style-name="ce29" table:formula="of:=[.N18]*[.M18]" office:value-type="float" office:value="0">
            <text:p>0</text:p>
          </table:table-cell>
          <table:table-cell table:style-name="ce8"/>
          <table:table-cell table:style-name="ce29" table:formula="of:=IF([.E18]=&quot;&quot;;&quot;farnell&quot;;IF([.I18]&lt;[.O18];&quot;radiospares&quot;;&quot;farnell&quot;))" office:value-type="string" office:string-value="farnell">
            <text:p>farnell</text:p>
          </table:table-cell>
          <table:table-cell table:style-name="ce29" table:formula="of:=IF([.Q18]=&quot;farnell&quot;;[.O18];[.I18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float" office:value="470">
            <text:p>470</text:p>
          </table:table-cell>
          <table:table-cell table:style-name="ce8" office:value-type="string">
            <text:p>R-EU_M0805</text:p>
          </table:table-cell>
          <table:table-cell table:style-name="ce8" office:value-type="string">
            <text:p>R2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19]&gt;0;ROUNDUP([.A19]/[.F19]);0)" office:value-type="float" office:value="1">
            <text:p>1</text:p>
          </table:table-cell>
          <table:table-cell table:style-name="ce23" table:formula="of:=[.H19]*[.G19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19]&gt;0;ROUNDUP([.A19]/[.L19]);0)" office:value-type="float" office:value="0">
            <text:p>0</text:p>
          </table:table-cell>
          <table:table-cell table:style-name="ce29" table:formula="of:=[.N19]*[.M19]" office:value-type="float" office:value="0">
            <text:p>0</text:p>
          </table:table-cell>
          <table:table-cell table:style-name="ce8"/>
          <table:table-cell table:style-name="ce29" table:formula="of:=IF([.E19]=&quot;&quot;;&quot;farnell&quot;;IF([.I19]&lt;[.O19];&quot;radiospares&quot;;&quot;farnell&quot;))" office:value-type="string" office:string-value="farnell">
            <text:p>farnell</text:p>
          </table:table-cell>
          <table:table-cell table:style-name="ce29" table:formula="of:=IF([.Q19]=&quot;farnell&quot;;[.O19];[.I19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470k</text:p>
          </table:table-cell>
          <table:table-cell table:style-name="ce8" office:value-type="string">
            <text:p>R-EU_R0805</text:p>
          </table:table-cell>
          <table:table-cell table:style-name="ce8" office:value-type="string">
            <text:p>R12</text:p>
          </table:table-cell>
          <table:table-cell table:style-name="ce13"/>
          <table:table-cell table:style-name="ce8"/>
          <table:table-cell table:style-name="ce8"/>
          <table:table-cell table:style-name="ce8" table:formula="of:=IF([.F20]&gt;0;ROUNDUP([.A20]/[.F20]);0)" office:value-type="float" office:value="0">
            <text:p>0</text:p>
          </table:table-cell>
          <table:table-cell table:style-name="ce22" table:formula="of:=[.H20]*[.G20]" office:value-type="float" office:value="0">
            <text:p>0</text:p>
          </table:table-cell>
          <table:table-cell table:style-name="ce8"/>
          <table:table-cell table:style-name="ce12" office:value-type="float" office:value="1099821">
            <text:p>1099821</text:p>
          </table:table-cell>
          <table:table-cell table:style-name="ce8" office:value-type="float" office:value="50">
            <text:p>50</text:p>
          </table:table-cell>
          <table:table-cell table:style-name="ce8" table:formula="of:=0.035*50" office:value-type="float" office:value="1.75">
            <text:p>1,75</text:p>
          </table:table-cell>
          <table:table-cell table:style-name="ce8" table:formula="of:=IF([.L20]&gt;0;ROUNDUP([.A20]/[.L20]);0)" office:value-type="float" office:value="1">
            <text:p>1</text:p>
          </table:table-cell>
          <table:table-cell table:style-name="ce28" table:formula="of:=[.N20]*[.M20]" office:value-type="float" office:value="1.75">
            <text:p>1,75</text:p>
          </table:table-cell>
          <table:table-cell table:style-name="ce8"/>
          <table:table-cell table:style-name="ce28" table:formula="of:=IF([.E20]=&quot;&quot;;&quot;farnell&quot;;IF([.I20]&lt;[.O20];&quot;radiospares&quot;;&quot;farnell&quot;))" office:value-type="string" office:string-value="farnell">
            <text:p>farnell</text:p>
          </table:table-cell>
          <table:table-cell table:style-name="ce28" table:formula="of:=IF([.Q20]=&quot;farnell&quot;;[.O20];[.I20])" office:value-type="float" office:value="1.75">
            <text:p>1,75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560µ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5, C11</text:p>
          </table:table-cell>
          <table:table-cell table:style-name="ce13"/>
          <table:table-cell table:style-name="ce8"/>
          <table:table-cell table:style-name="ce8"/>
          <table:table-cell table:style-name="ce8" table:formula="of:=IF([.F21]&gt;0;ROUNDUP([.A21]/[.F21]);0)" office:value-type="float" office:value="0">
            <text:p>0</text:p>
          </table:table-cell>
          <table:table-cell table:style-name="ce22" table:formula="of:=[.H21]*[.G21]" office:value-type="float" office:value="0">
            <text:p>0</text:p>
          </table:table-cell>
          <table:table-cell table:style-name="ce8"/>
          <table:table-cell table:style-name="ce13"/>
          <table:table-cell table:style-name="ce8"/>
          <table:table-cell table:style-name="ce8"/>
          <table:table-cell table:style-name="ce8" table:formula="of:=IF([.L21]&gt;0;ROUNDUP([.A21]/[.L21]);0)" office:value-type="float" office:value="0">
            <text:p>0</text:p>
          </table:table-cell>
          <table:table-cell table:style-name="ce28" table:formula="of:=[.N21]*[.M21]" office:value-type="float" office:value="0">
            <text:p>0</text:p>
          </table:table-cell>
          <table:table-cell table:style-name="ce8"/>
          <table:table-cell table:style-name="ce32" table:formula="of:=IF([.E21]=&quot;&quot;;&quot;farnell&quot;;IF([.I21]&lt;[.O21];&quot;radiospares&quot;;&quot;farnell&quot;))" office:value-type="string" office:string-value="farnell">
            <text:p>farnell</text:p>
          </table:table-cell>
          <table:table-cell table:style-name="ce32" table:formula="of:=IF([.Q21]=&quot;farnell&quot;;[.O21];[.I21])" office:value-type="float" office:value="0">
            <text:p>0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680uF</text:p>
          </table:table-cell>
          <table:table-cell table:style-name="ce8" office:value-type="string">
            <text:p>CPOL-EUE5-10.5</text:p>
          </table:table-cell>
          <table:table-cell table:style-name="ce8" office:value-type="string">
            <text:p>C4, C10</text:p>
          </table:table-cell>
          <table:table-cell table:style-name="ce12" office:value-type="string">
            <text:p>571-11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63">
            <text:p>3,63</text:p>
          </table:table-cell>
          <table:table-cell table:style-name="ce8" table:formula="of:=IF([.F22]&gt;0;ROUNDUP([.A22]/[.F22]);0)" office:value-type="float" office:value="1">
            <text:p>1</text:p>
          </table:table-cell>
          <table:table-cell table:style-name="ce22" table:formula="of:=[.H22]*[.G22]" office:value-type="float" office:value="3.63">
            <text:p>3,63</text:p>
          </table:table-cell>
          <table:table-cell table:style-name="ce8"/>
          <table:table-cell table:style-name="ce12" office:value-type="float" office:value="9692304">
            <text:p>969230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5.05">
            <text:p>5,05</text:p>
          </table:table-cell>
          <table:table-cell table:style-name="ce8" table:formula="of:=IF([.L22]&gt;0;ROUNDUP([.A22]/[.L22]);0)" office:value-type="float" office:value="1">
            <text:p>1</text:p>
          </table:table-cell>
          <table:table-cell table:style-name="ce28" table:formula="of:=[.N22]*[.M22]" office:value-type="float" office:value="5.05">
            <text:p>5,05</text:p>
          </table:table-cell>
          <table:table-cell table:style-name="ce8"/>
          <table:table-cell table:style-name="ce32" table:formula="of:=IF([.E22]=&quot;&quot;;&quot;farnell&quot;;IF([.I22]&lt;[.O22];&quot;radiospares&quot;;&quot;farnell&quot;))" office:value-type="string" office:string-value="radiospares">
            <text:p>radiospares</text:p>
          </table:table-cell>
          <table:table-cell table:style-name="ce32" table:formula="of:=IF([.Q22]=&quot;farnell&quot;;[.O22];[.I22])" office:value-type="float" office:value="3.63">
            <text:p>3,63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1445055-2</text:p>
          </table:table-cell>
          <table:table-cell table:style-name="ce8" office:value-type="string">
            <text:p>1445055-2</text:p>
          </table:table-cell>
          <table:table-cell table:style-name="ce8" office:value-type="string">
            <text:p>BLOG, BPROP0, BPROP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3]&gt;0;ROUNDUP([.A23]/[.F23]);0)" office:value-type="float" office:value="3">
            <text:p>3</text:p>
          </table:table-cell>
          <table:table-cell table:style-name="ce23" table:formula="of:=[.H23]*[.G23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3]&gt;0;ROUNDUP([.A23]/[.L23]);0)" office:value-type="float" office:value="0">
            <text:p>0</text:p>
          </table:table-cell>
          <table:table-cell table:style-name="ce29" table:formula="of:=[.N23]*[.M23]" office:value-type="float" office:value="0">
            <text:p>0</text:p>
          </table:table-cell>
          <table:table-cell table:style-name="ce8"/>
          <table:table-cell table:style-name="ce29" table:formula="of:=IF([.E23]=&quot;&quot;;&quot;farnell&quot;;IF([.I23]&lt;[.O23];&quot;radiospares&quot;;&quot;farnell&quot;))" office:value-type="string" office:string-value="farnell">
            <text:p>farnell</text:p>
          </table:table-cell>
          <table:table-cell table:style-name="ce29" table:formula="of:=IF([.Q23]=&quot;farnell&quot;;[.O23];[.I23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1445055-3</text:p>
          </table:table-cell>
          <table:table-cell table:style-name="ce8" office:value-type="string">
            <text:p>1445055-3</text:p>
          </table:table-cell>
          <table:table-cell table:style-name="ce8" office:value-type="string">
            <text:p>PROP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table:formula="of:=IF([.F24]&gt;0;ROUNDUP([.A24]/[.F24]);0)" office:value-type="float" office:value="1">
            <text:p>1</text:p>
          </table:table-cell>
          <table:table-cell table:style-name="ce23" table:formula="of:=[.H24]*[.G24]" office:value-type="float" office:value="0">
            <text:p>0</text:p>
          </table:table-cell>
          <table:table-cell table:style-name="ce8"/>
          <table:table-cell table:style-name="ce14"/>
          <table:table-cell table:style-name="ce26"/>
          <table:table-cell table:style-name="ce26"/>
          <table:table-cell table:style-name="ce26" table:formula="of:=IF([.L24]&gt;0;ROUNDUP([.A24]/[.L24]);0)" office:value-type="float" office:value="0">
            <text:p>0</text:p>
          </table:table-cell>
          <table:table-cell table:style-name="ce29" table:formula="of:=[.N24]*[.M24]" office:value-type="float" office:value="0">
            <text:p>0</text:p>
          </table:table-cell>
          <table:table-cell table:style-name="ce8"/>
          <table:table-cell table:style-name="ce29" table:formula="of:=IF([.E24]=&quot;&quot;;&quot;farnell&quot;;IF([.I24]&lt;[.O24];&quot;radiospares&quot;;&quot;farnell&quot;))" office:value-type="string" office:string-value="farnell">
            <text:p>farnell</text:p>
          </table:table-cell>
          <table:table-cell table:style-name="ce29" table:formula="of:=IF([.Q24]=&quot;farnell&quot;;[.O24];[.I24])" office:value-type="float" office:value="0">
            <text:p>0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ICL7665CSA</text:p>
          </table:table-cell>
          <table:table-cell table:style-name="ce8" office:value-type="string">
            <text:p>ICL7665CSA</text:p>
          </table:table-cell>
          <table:table-cell table:style-name="ce8" office:value-type="string">
            <text:p>IC1, IC2</text:p>
          </table:table-cell>
          <table:table-cell table:style-name="ce12" office:value-type="string">
            <text:p>540-4514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.08">
            <text:p>5,08</text:p>
          </table:table-cell>
          <table:table-cell table:style-name="ce8" table:formula="of:=IF([.F25]&gt;0;ROUNDUP([.A25]/[.F25]);0)" office:value-type="float" office:value="2">
            <text:p>2</text:p>
          </table:table-cell>
          <table:table-cell table:style-name="ce22" table:formula="of:=[.H25]*[.G25]" office:value-type="float" office:value="10.16">
            <text:p>10,16</text:p>
          </table:table-cell>
          <table:table-cell table:style-name="ce8"/>
          <table:table-cell table:style-name="ce12" office:value-type="float" office:value="9663738">
            <text:p>96637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.49">
            <text:p>3,49</text:p>
          </table:table-cell>
          <table:table-cell table:style-name="ce8" table:formula="of:=IF([.L25]&gt;0;ROUNDUP([.A25]/[.L25]);0)" office:value-type="float" office:value="2">
            <text:p>2</text:p>
          </table:table-cell>
          <table:table-cell table:style-name="ce28"/>
          <table:table-cell table:style-name="ce8"/>
          <table:table-cell table:style-name="ce28" table:formula="of:=IF([.E25]=&quot;&quot;;&quot;farnell&quot;;IF([.I25]&lt;[.O25];&quot;radiospares&quot;;&quot;farnell&quot;))" office:value-type="string" office:string-value="farnell">
            <text:p>farnell</text:p>
          </table:table-cell>
          <table:table-cell table:style-name="ce28" table:formula="of:=IF([.Q25]=&quot;farnell&quot;;[.O25];[.I25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LM2596-TV-3.3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3.3</text:p>
          </table:table-cell>
          <table:table-cell table:style-name="ce12" office:value-type="string">
            <text:p>533-3737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49">
            <text:p>4,49</text:p>
          </table:table-cell>
          <table:table-cell table:style-name="ce8" table:formula="of:=IF([.F26]&gt;0;ROUNDUP([.A26]/[.F26]);0)" office:value-type="float" office:value="1">
            <text:p>1</text:p>
          </table:table-cell>
          <table:table-cell table:style-name="ce22" table:formula="of:=[.H26]*[.G26]" office:value-type="float" office:value="4.49">
            <text:p>4,49</text:p>
          </table:table-cell>
          <table:table-cell table:style-name="ce8"/>
          <table:table-cell table:style-name="ce12" office:value-type="float" office:value="1215205">
            <text:p>121520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.57">
            <text:p>6,57</text:p>
          </table:table-cell>
          <table:table-cell table:style-name="ce8" table:formula="of:=IF([.L26]&gt;0;ROUNDUP([.A26]/[.L26]);0)" office:value-type="float" office:value="1">
            <text:p>1</text:p>
          </table:table-cell>
          <table:table-cell table:style-name="ce28" table:formula="of:=[.N26]*[.M26]" office:value-type="float" office:value="6.57">
            <text:p>6,57</text:p>
          </table:table-cell>
          <table:table-cell table:style-name="ce8"/>
          <table:table-cell table:style-name="ce28" table:formula="of:=IF([.E26]=&quot;&quot;;&quot;farnell&quot;;IF([.I26]&lt;[.O26];&quot;radiospares&quot;;&quot;farnell&quot;))" office:value-type="string" office:string-value="radiospares">
            <text:p>radiospares</text:p>
          </table:table-cell>
          <table:table-cell table:style-name="ce28" table:formula="of:=IF([.Q26]=&quot;farnell&quot;;[.O26];[.I26])" office:value-type="float" office:value="4.49">
            <text:p>4,49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LM2596-TV-5</text:p>
          </table:table-cell>
          <table:table-cell table:style-name="ce8" office:value-type="string">
            <text:p>LM2596TV</text:p>
          </table:table-cell>
          <table:table-cell table:style-name="ce8" office:value-type="string">
            <text:p>LM2596-TV-5</text:p>
          </table:table-cell>
          <table:table-cell table:style-name="ce12" office:value-type="string">
            <text:p>533-3743 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38">
            <text:p>4,38</text:p>
          </table:table-cell>
          <table:table-cell table:style-name="ce8" table:formula="of:=IF([.F27]&gt;0;ROUNDUP([.A27]/[.F27]);0)" office:value-type="float" office:value="1">
            <text:p>1</text:p>
          </table:table-cell>
          <table:table-cell table:style-name="ce22" table:formula="of:=[.H27]*[.G27]" office:value-type="float" office:value="4.38">
            <text:p>4,38</text:p>
          </table:table-cell>
          <table:table-cell table:style-name="ce8"/>
          <table:table-cell table:style-name="ce12" office:value-type="float" office:value="1206529">
            <text:p>120652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.91">
            <text:p>4,91</text:p>
          </table:table-cell>
          <table:table-cell table:style-name="ce8" table:formula="of:=IF([.L27]&gt;0;ROUNDUP([.A27]/[.L27]);0)" office:value-type="float" office:value="1">
            <text:p>1</text:p>
          </table:table-cell>
          <table:table-cell table:style-name="ce28" table:formula="of:=[.N27]*[.M27]" office:value-type="float" office:value="4.91">
            <text:p>4,91</text:p>
          </table:table-cell>
          <table:table-cell table:style-name="ce8"/>
          <table:table-cell table:style-name="ce28" table:formula="of:=IF([.E27]=&quot;&quot;;&quot;farnell&quot;;IF([.I27]&lt;[.O27];&quot;radiospares&quot;;&quot;farnell&quot;))" office:value-type="string" office:string-value="radiospares">
            <text:p>radiospares</text:p>
          </table:table-cell>
          <table:table-cell table:style-name="ce28" table:formula="of:=IF([.Q27]=&quot;farnell&quot;;[.O27];[.I27])" office:value-type="float" office:value="4.38">
            <text:p>4,38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MAX11607</text:p>
          </table:table-cell>
          <table:table-cell table:style-name="ce8" office:value-type="string">
            <text:p>MAX11606EUA+</text:p>
          </table:table-cell>
          <table:table-cell table:style-name="ce8" office:value-type="string">
            <text:p>IC3</text:p>
          </table:table-cell>
          <table:table-cell table:style-name="ce14"/>
          <table:table-cell table:style-name="ce14"/>
          <table:table-cell table:style-name="ce14"/>
          <table:table-cell table:style-name="ce14" table:formula="of:=IF([.F28]&gt;0;ROUNDUP([.A28]/[.F28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28]&gt;0;ROUNDUP([.A28]/[.L28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28]=&quot;&quot;;&quot;farnell&quot;;IF([.I28]&lt;[.O28];&quot;radiospares&quot;;&quot;farnell&quot;))" office:value-type="string" office:string-value="farnell">
            <text:p>farnell</text:p>
          </table:table-cell>
          <table:table-cell table:style-name="ce30" table:formula="of:=IF([.Q28]=&quot;farnell&quot;;[.O28];[.I28])" office:value-type="float" office:value="0">
            <text:p>0</text:p>
          </table:table-cell>
          <table:table-cell table:style-name="ce34" office:value-type="string">
            <text:p>dispo en sample</text:p>
          </table:table-cell>
          <table:table-cell table:style-name="ce8" table:number-columns-repeated="100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6" office:value-type="string">
            <text:p>MBR1060</text:p>
          </table:table-cell>
          <table:table-cell table:style-name="ce8" office:value-type="string">
            <text:p>DIODE-TO220H</text:p>
          </table:table-cell>
          <table:table-cell table:style-name="ce8" office:value-type="string">
            <text:p>D3</text:p>
          </table:table-cell>
          <table:table-cell table:style-name="ce12" office:value-type="string">
            <text:p>545-2844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.1">
            <text:p>3,1</text:p>
          </table:table-cell>
          <table:table-cell table:style-name="ce8" table:formula="of:=IF([.F29]&gt;0;ROUNDUP([.A29]/[.F29]);0)" office:value-type="float" office:value="1">
            <text:p>1</text:p>
          </table:table-cell>
          <table:table-cell table:style-name="ce22" table:formula="of:=[.H29]*[.G29]" office:value-type="float" office:value="3.1">
            <text:p>3,1</text:p>
          </table:table-cell>
          <table:table-cell table:style-name="ce8"/>
          <table:table-cell table:style-name="ce12" office:value-type="float" office:value="1625119">
            <text:p>162511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table:formula="of:=IF([.L29]&gt;0;ROUNDUP([.A29]/[.L29]);0)" office:value-type="float" office:value="1">
            <text:p>1</text:p>
          </table:table-cell>
          <table:table-cell table:style-name="ce28" table:formula="of:=[.N29]*[.M29]" office:value-type="float" office:value="3">
            <text:p>3</text:p>
          </table:table-cell>
          <table:table-cell table:style-name="ce8"/>
          <table:table-cell table:style-name="ce28" table:formula="of:=IF([.E29]=&quot;&quot;;&quot;farnell&quot;;IF([.I29]&lt;[.O29];&quot;radiospares&quot;;&quot;farnell&quot;))" office:value-type="string" office:string-value="farnell">
            <text:p>farnell</text:p>
          </table:table-cell>
          <table:table-cell table:style-name="ce28" table:formula="of:=IF([.Q29]=&quot;farnell&quot;;[.O29];[.I29])" office:value-type="float" office:value="3">
            <text:p>3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MOUNT-PAD-ROUND3.6</text:p>
          </table:table-cell>
          <table:table-cell table:style-name="ce8" office:value-type="string">
            <text:p>MOUNT-PAD-ROUND3.6</text:p>
          </table:table-cell>
          <table:table-cell table:style-name="ce8" office:value-type="string">
            <text:p>H5, H6, H7, H8</text:p>
          </table:table-cell>
          <table:table-cell table:style-name="ce14"/>
          <table:table-cell table:style-name="ce14"/>
          <table:table-cell table:style-name="ce14"/>
          <table:table-cell table:style-name="ce14" table:formula="of:=IF([.F30]&gt;0;ROUNDUP([.A30]/[.F30]);0)" office:value-type="float" office:value="0">
            <text:p>0</text:p>
          </table:table-cell>
          <table:table-cell table:style-name="ce23"/>
          <table:table-cell table:style-name="ce8"/>
          <table:table-cell table:style-name="ce14"/>
          <table:table-cell table:style-name="ce14"/>
          <table:table-cell table:style-name="ce14"/>
          <table:table-cell table:style-name="ce14" table:formula="of:=IF([.L30]&gt;0;ROUNDUP([.A30]/[.L30]);0)" office:value-type="float" office:value="0">
            <text:p>0</text:p>
          </table:table-cell>
          <table:table-cell table:style-name="ce30"/>
          <table:table-cell table:style-name="ce8"/>
          <table:table-cell table:style-name="ce30" table:formula="of:=IF([.E30]=&quot;&quot;;&quot;farnell&quot;;IF([.I30]&lt;[.O30];&quot;radiospares&quot;;&quot;farnell&quot;))" office:value-type="string" office:string-value="farnell">
            <text:p>farnell</text:p>
          </table:table-cell>
          <table:table-cell table:style-name="ce30" table:formula="of:=IF([.Q30]=&quot;farnell&quot;;[.O30];[.I30])" office:value-type="float" office:value="0">
            <text:p>0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6" office:value-type="string">
            <text:p>MUR420</text:p>
          </table:table-cell>
          <table:table-cell table:style-name="ce8" office:value-type="string">
            <text:p>DIODE-DO201-15</text:p>
          </table:table-cell>
          <table:table-cell table:style-name="ce8" office:value-type="string">
            <text:p>D1, D2</text:p>
          </table:table-cell>
          <table:table-cell table:style-name="ce12" office:value-type="string">
            <text:p>654-7151 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.2">
            <text:p>1,2</text:p>
          </table:table-cell>
          <table:table-cell table:style-name="ce8" table:formula="of:=IF([.F31]&gt;0;ROUNDUP([.A31]/[.F31]);0)" office:value-type="float" office:value="1">
            <text:p>1</text:p>
          </table:table-cell>
          <table:table-cell table:style-name="ce22" table:formula="of:=[.H31]*[.G31]" office:value-type="float" office:value="1.2">
            <text:p>1,2</text:p>
          </table:table-cell>
          <table:table-cell table:style-name="ce8"/>
          <table:table-cell table:style-name="ce12" office:value-type="float" office:value="1625175">
            <text:p>1625175</text:p>
          </table:table-cell>
          <table:table-cell table:style-name="ce8" office:value-type="float" office:value="5">
            <text:p>5</text:p>
          </table:table-cell>
          <table:table-cell table:style-name="ce8" table:formula="of:=0.48*5" office:value-type="float" office:value="2.4">
            <text:p>2,4</text:p>
          </table:table-cell>
          <table:table-cell table:style-name="ce8" table:formula="of:=IF([.L31]&gt;0;ROUNDUP([.A31]/[.L31]);0)" office:value-type="float" office:value="1">
            <text:p>1</text:p>
          </table:table-cell>
          <table:table-cell table:style-name="ce28" table:formula="of:=[.N31]*[.M31]" office:value-type="float" office:value="2.4">
            <text:p>2,4</text:p>
          </table:table-cell>
          <table:table-cell table:style-name="ce8"/>
          <table:table-cell table:style-name="ce28" table:formula="of:=IF([.E31]=&quot;&quot;;&quot;farnell&quot;;IF([.I31]&lt;[.O31];&quot;radiospares&quot;;&quot;farnell&quot;))" office:value-type="string" office:string-value="radiospares">
            <text:p>radiospares</text:p>
          </table:table-cell>
          <table:table-cell table:style-name="ce28" table:formula="of:=IF([.Q31]=&quot;farnell&quot;;[.O31];[.I31])" office:value-type="float" office:value="1.2">
            <text:p>1,2</text:p>
          </table:table-cell>
          <table:table-cell table:style-name="ce8" table:number-columns-repeated="100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6" office:value-type="string">
            <text:p>Tantale 10uF</text:p>
          </table:table-cell>
          <table:table-cell table:style-name="ce8" office:value-type="string">
            <text:p>C-EU050-035X075</text:p>
          </table:table-cell>
          <table:table-cell table:style-name="ce8" office:value-type="string">
            <text:p>C3, C6, C8, C9</text:p>
          </table:table-cell>
          <table:table-cell table:style-name="ce13"/>
          <table:table-cell table:style-name="ce8"/>
          <table:table-cell table:style-name="ce8"/>
          <table:table-cell table:style-name="ce8" table:formula="of:=IF([.F32]&gt;0;ROUNDUP([.A32]/[.F32]);0)" office:value-type="float" office:value="0">
            <text:p>0</text:p>
          </table:table-cell>
          <table:table-cell table:style-name="ce22" table:formula="of:=[.H32]*[.G32]" office:value-type="float" office:value="0">
            <text:p>0</text:p>
          </table:table-cell>
          <table:table-cell table:style-name="ce8"/>
          <table:table-cell table:style-name="ce12" office:value-type="float" office:value="9708448">
            <text:p>9708448</text:p>
          </table:table-cell>
          <table:table-cell table:style-name="ce8" office:value-type="float" office:value="5">
            <text:p>5</text:p>
          </table:table-cell>
          <table:table-cell table:style-name="ce8" table:formula="of:=0.54*5" office:value-type="float" office:value="2.7">
            <text:p>2,7</text:p>
          </table:table-cell>
          <table:table-cell table:style-name="ce8" table:formula="of:=IF([.L32]&gt;0;ROUNDUP([.A32]/[.L32]);0)" office:value-type="float" office:value="1">
            <text:p>1</text:p>
          </table:table-cell>
          <table:table-cell table:style-name="ce28" table:formula="of:=[.N32]*[.M32]" office:value-type="float" office:value="2.7">
            <text:p>2,7</text:p>
          </table:table-cell>
          <table:table-cell table:style-name="ce8"/>
          <table:table-cell table:style-name="ce28" table:formula="of:=IF([.E32]=&quot;&quot;;&quot;farnell&quot;;IF([.I32]&lt;[.O32];&quot;radiospares&quot;;&quot;farnell&quot;))" office:value-type="string" office:string-value="farnell">
            <text:p>farnell</text:p>
          </table:table-cell>
          <table:table-cell table:style-name="ce28" table:formula="of:=IF([.Q32]=&quot;farnell&quot;;[.O32];[.I32])" office:value-type="float" office:value="2.7">
            <text:p>2,7</text:p>
          </table:table-cell>
          <table:table-cell table:style-name="ce8" table:number-columns-repeated="100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office:value-type="string">
            <text:p>jaun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LOG_MED, P_MED</text:p>
          </table:table-cell>
          <table:table-cell table:style-name="ce13"/>
          <table:table-cell table:style-name="ce8"/>
          <table:table-cell table:style-name="ce8"/>
          <table:table-cell table:style-name="ce8" table:formula="of:=IF([.F33]&gt;0;ROUNDUP([.A33]/[.F33]);0)" office:value-type="float" office:value="0">
            <text:p>0</text:p>
          </table:table-cell>
          <table:table-cell table:style-name="ce22" table:formula="of:=[.H33]*[.G33]" office:value-type="float" office:value="0">
            <text:p>0</text:p>
          </table:table-cell>
          <table:table-cell table:style-name="ce8"/>
          <table:table-cell table:style-name="ce12" office:value-type="float" office:value="8554781">
            <text:p>8554781</text:p>
          </table:table-cell>
          <table:table-cell table:style-name="ce8" office:value-type="float" office:value="5">
            <text:p>5</text:p>
          </table:table-cell>
          <table:table-cell table:style-name="ce8" table:formula="of:=0.092*5" office:value-type="float" office:value="0.46">
            <text:p>0,46</text:p>
          </table:table-cell>
          <table:table-cell table:style-name="ce8" table:formula="of:=IF([.L33]&gt;0;ROUNDUP([.A33]/[.L33]);0)" office:value-type="float" office:value="1">
            <text:p>1</text:p>
          </table:table-cell>
          <table:table-cell table:style-name="ce28" table:formula="of:=[.N33]*[.M33]" office:value-type="float" office:value="0.46">
            <text:p>0,46</text:p>
          </table:table-cell>
          <table:table-cell table:style-name="ce8"/>
          <table:table-cell table:style-name="ce32" table:formula="of:=IF([.E33]=&quot;&quot;;&quot;farnell&quot;;IF([.I33]&lt;[.O33];&quot;radiospares&quot;;&quot;farnell&quot;))" office:value-type="string" office:string-value="farnell">
            <text:p>farnell</text:p>
          </table:table-cell>
          <table:table-cell table:style-name="ce32" table:formula="of:=IF([.Q33]=&quot;farnell&quot;;[.O33];[.I33])" office:value-type="float" office:value="0.46">
            <text:p>0,46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rouge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KO, LOG_LOW, P_LOW</text:p>
          </table:table-cell>
          <table:table-cell table:style-name="ce13"/>
          <table:table-cell table:style-name="ce8"/>
          <table:table-cell table:style-name="ce8"/>
          <table:table-cell table:style-name="ce8" table:formula="of:=IF([.F34]&gt;0;ROUNDUP([.A34]/[.F34]);0)" office:value-type="float" office:value="0">
            <text:p>0</text:p>
          </table:table-cell>
          <table:table-cell table:style-name="ce22" table:formula="of:=[.H34]*[.G34]" office:value-type="float" office:value="0">
            <text:p>0</text:p>
          </table:table-cell>
          <table:table-cell table:style-name="ce8"/>
          <table:table-cell table:style-name="ce12" office:value-type="float" office:value="8554641">
            <text:p>8554641</text:p>
          </table:table-cell>
          <table:table-cell table:style-name="ce8" office:value-type="float" office:value="5">
            <text:p>5</text:p>
          </table:table-cell>
          <table:table-cell table:style-name="ce8" table:formula="of:=0.094*5" office:value-type="float" office:value="0.47">
            <text:p>0,47</text:p>
          </table:table-cell>
          <table:table-cell table:style-name="ce8" table:formula="of:=IF([.L34]&gt;0;ROUNDUP([.A34]/[.L34]);0)" office:value-type="float" office:value="1">
            <text:p>1</text:p>
          </table:table-cell>
          <table:table-cell table:style-name="ce28" table:formula="of:=[.N34]*[.M34]" office:value-type="float" office:value="0.47">
            <text:p>0,47</text:p>
          </table:table-cell>
          <table:table-cell table:style-name="ce8"/>
          <table:table-cell table:style-name="ce32" table:formula="of:=IF([.E34]=&quot;&quot;;&quot;farnell&quot;;IF([.I34]&lt;[.O34];&quot;radiospares&quot;;&quot;farnell&quot;))" office:value-type="string" office:string-value="farnell">
            <text:p>farnell</text:p>
          </table:table-cell>
          <table:table-cell table:style-name="ce32" table:formula="of:=IF([.Q34]=&quot;farnell&quot;;[.O34];[.I34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string">
            <text:p>vert</text:p>
          </table:table-cell>
          <table:table-cell table:style-name="ce8" office:value-type="string">
            <text:p>LEDCHIPLED_1206</text:p>
          </table:table-cell>
          <table:table-cell table:style-name="ce8" office:value-type="string">
            <text:p>3V3, 5V, LOG_HI, P_HI</text:p>
          </table:table-cell>
          <table:table-cell table:style-name="ce15"/>
          <table:table-cell table:style-name="ce18"/>
          <table:table-cell table:style-name="ce18"/>
          <table:table-cell table:style-name="ce18" table:formula="of:=IF([.F35]&gt;0;ROUNDUP([.A35]/[.F35]);0)" office:value-type="float" office:value="0">
            <text:p>0</text:p>
          </table:table-cell>
          <table:table-cell table:style-name="ce24" table:formula="of:=[.H35]*[.G35]" office:value-type="float" office:value="0">
            <text:p>0</text:p>
          </table:table-cell>
          <table:table-cell table:style-name="ce8"/>
          <table:table-cell table:style-name="ce25" office:value-type="float" office:value="8554609">
            <text:p>8554609</text:p>
          </table:table-cell>
          <table:table-cell table:style-name="ce18" office:value-type="float" office:value="5">
            <text:p>5</text:p>
          </table:table-cell>
          <table:table-cell table:style-name="ce18" table:formula="of:=0.094*5" office:value-type="float" office:value="0.47">
            <text:p>0,47</text:p>
          </table:table-cell>
          <table:table-cell table:style-name="ce18" table:formula="of:=IF([.L35]&gt;0;ROUNDUP([.A35]/[.L35]);0)" office:value-type="float" office:value="1">
            <text:p>1</text:p>
          </table:table-cell>
          <table:table-cell table:style-name="ce31" table:formula="of:=[.N35]*[.M35]" office:value-type="float" office:value="0.47">
            <text:p>0,47</text:p>
          </table:table-cell>
          <table:table-cell table:style-name="ce8"/>
          <table:table-cell table:style-name="ce32" table:formula="of:=IF([.E35]=&quot;&quot;;&quot;farnell&quot;;IF([.I35]&lt;[.O35];&quot;radiospares&quot;;&quot;farnell&quot;))" office:value-type="string" office:string-value="farnell">
            <text:p>farnell</text:p>
          </table:table-cell>
          <table:table-cell table:style-name="ce32" table:formula="of:=IF([.Q35]=&quot;farnell&quot;;[.O35];[.I35])" office:value-type="float" office:value="0.47">
            <text:p>0,47</text:p>
          </table:table-cell>
          <table:table-cell table:style-name="ce8"/>
          <table:table-cell table:style-name="ce35" office:value-type="string">
            <text:p>vérifier dispo au club</text:p>
          </table:table-cell>
          <table:table-cell table:style-name="ce8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ce33" office:value-type="string">
            <text:p>total</text:p>
          </table:table-cell>
          <table:table-cell table:style-name="ce33" table:formula="of:=SUM([.R5:.R35])" office:value-type="float" office:value="43.34">
            <text:p>43,34</text:p>
          </table:table-cell>
          <table:table-cell table:number-columns-repeated="1006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1">21/02/2010</text:date>, <text:time>20:2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21T20:20:20.81</dc:date>
    <meta:generator>OpenOffice.org/3.1$Win32 OpenOffice.org_project/310m11$Build-9399</meta:generator>
    <meta:editing-duration>PT05H19M05S</meta:editing-duration>
    <meta:editing-cycles>11</meta:editing-cycles>
    <meta:document-statistic meta:table-count="1" meta:cell-count="519" meta:object-count="0"/>
  </office:meta>
</office:document-meta>
</file>